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1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8" style:family="paragraph" style:parent-style-name="Standard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46d07" officeooo:paragraph-rsid="00046d0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line-height="150%"/>
    </style:style>
    <style:style style:name="P1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officeooo:rsid="00046d07" officeooo:paragraph-rsid="00046d07"/>
    </style:style>
    <style:style style:name="P14" style:family="paragraph" style:parent-style-name="Standard">
      <style:paragraph-properties fo:text-align="center" style:justify-single-word="false"/>
      <style:text-properties officeooo:rsid="0004abaf" officeooo:paragraph-rsid="0004aba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text:number-lines="true" text:line-number="0" style:writing-mode="lr-tb"/>
      <style:text-properties officeooo:rsid="0004abaf" officeooo:paragraph-rsid="0004abaf"/>
    </style:style>
    <style:style style:name="P16" style:family="paragraph" style:parent-style-name="Standard">
      <style:paragraph-properties fo:text-align="justify" style:justify-single-word="false"/>
      <style:text-properties officeooo:rsid="00064c14" officeooo:paragraph-rsid="00064c14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abaf" style:font-weight-asian="bold" style:font-weight-complex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Arial" fo:font-size="11pt" fo:language="pt" fo:country="BR" fo:font-style="normal" fo:font-weight="normal" officeooo:rsid="0004abaf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Arial" fo:font-size="11pt" fo:language="pt" fo:country="BR" fo:font-style="normal" fo:font-weight="normal" officeooo:rsid="0004c0ab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Arial" fo:font-size="11pt" fo:language="pt" fo:country="BR" fo:font-style="normal" fo:font-weight="normal" officeooo:rsid="00064c14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fo:color="#000000" loext:opacity="100%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5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6" style:family="text">
      <style:text-properties fo:font-variant="normal" fo:text-transform="none" fo:color="#000000" loext:opacity="100%" style:font-name="Arial" fo:font-size="10pt" fo:language="pt" fo:country="BR" fo:font-style="normal" fo:font-weight="normal" officeooo:rsid="000651d9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7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8" style:family="text">
      <style:text-properties fo:color="#38761d" loext:opacity="100%" fo:font-size="12pt" fo:language="en" fo:country="US" fo:font-weight="bold" style:font-size-asian="12pt" style:font-weight-asian="bold" style:font-size-complex="12pt" style:font-weight-complex="bold"/>
    </style:style>
    <style:style style:name="T19" style:family="text">
      <style:text-properties fo:color="#38761d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fo:font-weight="bold" style:font-weight-asian="bold" style:font-weight-complex="bold"/>
    </style:style>
    <style:style style:name="T22" style:family="text">
      <style:text-properties fo:language="pt" fo:country="BR" fo:font-weight="bold" officeooo:rsid="00064c14" style:font-weight-asian="bold" style:font-weight-complex="bold"/>
    </style:style>
    <style:style style:name="T23" style:family="text">
      <style:text-properties fo:language="pt" fo:country="BR" officeooo:rsid="00064c14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DIEGO PEREIRA DO NASCIMENTO</text:span></text:p>
      <text:p text:style-name="P4" loext:marker-style-name="T2"><text:span text:style-name="T3">+55</text:span><text:span text:style-name="T2"> (</text:span><text:span text:style-name="T3">42</text:span><text:span text:style-name="T2">) </text:span><text:span text:style-name="T3">99934</text:span><text:span text:style-name="T2">-</text:span><text:span text:style-name="T3">1740</text:span></text:p>
      <text:p text:style-name="P15"><text:span text:style-name="T4">diego.pereira.nascimento@escola.pr.gov.br</text:span></text:p>
      <text:p text:style-name="P14" loext:marker-style-name="T5"><text:span text:style-name="T2">dieg_o09x</text:span></text:p>
      <text:p text:style-name="Standard" loext:marker-style-name="T6"><text:span text:style-name="T7">OBJET</text:span><text:span text:style-name="T1">IVO</text:span></text:p>
      <text:p text:style-name="P6" loext:marker-style-name="T17"><text:span text:style-name="T9">Sou apaixonado </text:span><text:span text:style-name="T10">no CORINTHIANS </text:span><text:span text:style-name="T9">e </text:span><text:span text:style-name="T10">futebol e futsal</text:span><text:span text:style-name="T9"> e tenho desejo de iniciar minha carreira profissional n</text:span><text:span text:style-name="T10">o futebol</text:span><text:span text:style-name="T9">. </text:span><text:span text:style-name="T10">Tenho esse sonho de ser jogador desde de criança sempre gostei de futebol</text:span><text:span text:style-name="T9">. Estou aprendendo sempre e me aprofundando </text:span><text:span text:style-name="T10">no futebol</text:span><text:span text:style-name="T9"> para </text:span><text:span text:style-name="T10">ser profissional</text:span><text:span text:style-name="T9">, </text:span><text:span text:style-name="T11">quero jogar igual o Maldini jogava na zaga</text:span><text:span text:style-name="T9"> e </text:span><text:span text:style-name="T11">ter a </text:span><text:span text:style-name="T9">experiência d</text:span><text:span text:style-name="T11">ele</text:span><text:span text:style-name="T9"> </text:span><text:span text:style-name="T11">pra saber mais</text:span><text:span text:style-name="T9">.</text:span></text:p>
      <text:p text:style-name="P6"/>
      <text:p text:style-name="P5" loext:marker-style-name="T18"><text:span text:style-name="T7">PROJETOS </text:span><text:span text:style-name="T18"/></text:p>
      <text:p text:style-name="P6" loext:marker-style-name="T9"><text:span text:style-name="T9">AluraFlix </text:span><text:span text:style-name="T9"/></text:p>
      <text:p text:style-name="P6" loext:marker-style-name="T9"><text:span text:style-name="T9">Descrição: projeto inspirado em plataformas de streamings, desenvolvido com as linguagens de HTML e CSS, utilizando conceitos de responsividade e incorporando vídeos do YouTube. <text:s text:c="2"/></text:span></text:p>
      <text:p text:style-name="P6" loext:marker-style-name="T9"><text:span text:style-name="T9"><text:s/></text:span></text:p>
      <text:p text:style-name="P7" loext:marker-style-name="T14"/>
      <text:p text:style-name="P16" loext:marker-style-name="T9"><text:span text:style-name="T9">Benefícios que o campo leva pra cidade</text:span></text:p>
      <text:p text:style-name="P6" loext:marker-style-name="T9"><text:span text:style-name="T9">Descrição: projeto inspirado em </text:span><text:span text:style-name="T12">benefícios que o campo leva pra cidade, </text:span><text:span text:style-name="T9">que possuem diferentes </text:span><text:span text:style-name="T12">benefícios</text:span><text:span text:style-name="T9">, desenvolvido </text:span><text:span text:style-name="T12">no</text:span><text:span text:style-name="T9"> JavaScript. Para além dos conhecimentos </text:span><text:span text:style-name="T12">dos benefícios</text:span><text:span text:style-name="T9">, esse projeto apresenta conhecimentos mais sólidos sobre a </text:span><text:span text:style-name="T12">linguagem</text:span><text:span text:style-name="T9"> JavaScript. O maior desafio foi organizar a estrutura do código e refatorar para deixar o código limpo. <text:s/></text:span></text:p>
      <text:p text:style-name="P6" loext:marker-style-name="T9"><text:span text:style-name="T9">Link do repositório: https://github.com/Diego09xx/-AGRINHO.git</text:span></text:p>
      <text:p text:style-name="Standard"/>
      <text:p text:style-name="Standard" loext:marker-style-name="T19"><text:span text:style-name="T7">TECNOLOGIAS </text:span><text:span text:style-name="T19"/></text:p>
      <text:list text:style-name="WWNum6">
        <text:list-item>
          <text:p text:style-name="P1" loext:marker-style-name="T9"><text:span text:style-name="T9">HTML </text:span><text:span text:style-name="T9"/></text:p>
        </text:list-item>
        <text:list-item>
          <text:p text:style-name="P1" loext:marker-style-name="T9"><text:span text:style-name="T9">CSS </text:span><text:span text:style-name="T9"/></text:p>
        </text:list-item>
        <text:list-item>
          <text:p text:style-name="P1" loext:marker-style-name="T9"><text:span text:style-name="T9">JavaScript </text:span></text:p>
        </text:list-item>
        <text:list-item>
          <text:p text:style-name="P1" loext:marker-style-name="T9"><text:span text:style-name="T9">GitHub </text:span><text:span text:style-name="T9"/></text:p>
        </text:list-item>
        <text:list-item>
          <text:p text:style-name="P1" loext:marker-style-name="T9"><text:span text:style-name="T9">Inteligência Artificial <text:s/></text:span><text:span text:style-name="T9"/></text:p>
        </text:list-item>
        <text:list-item>
          <text:p text:style-name="P1" loext:marker-style-name="T9"><text:span text:style-name="T9">Lógica de programação</text:span><text:span text:style-name="T9"/></text:p>
        </text:list-item>
      </text:list>
      <text:p text:style-name="P9" loext:marker-style-name="T7"/>
      <text:p text:style-name="P10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Standard" loext:marker-style-name="T7"><text:soft-page-break/><text:span text:style-name="T7">EXPERIÊNCIA PROFISSIONAL</text:span></text:p>
      <text:p text:style-name="No_20_Spacing" loext:marker-style-name="T13"><text:span text:style-name="T21">Equipe de </text:span><text:span text:style-name="T22">Pedreiros</text:span><text:span text:style-name="T21">– </text:span><text:span text:style-name="T22">Pedreiro</text:span><text:span text:style-name="T21">! (202</text:span><text:span text:style-name="T22">4</text:span><text:span text:style-name="T21">-2025) </text:span></text:p>
      <text:p text:style-name="No_20_Spacing" loext:marker-style-name="T9"><text:span text:style-name="T21">Cargo:</text:span><text:span text:style-name="T20"> </text:span><text:span text:style-name="T23">ajudante</text:span></text:p>
      <text:p text:style-name="P11" loext:marker-style-name="T9"><text:span text:style-name="T13">Atividades: </text:span><text:span text:style-name="T9"/></text:p>
      <text:list text:style-name="WWNum2">
        <text:list-item>
          <text:p text:style-name="P2" loext:marker-style-name="T15"><text:span text:style-name="T15">Trabalho em equipe: </text:span><text:span text:style-name="T16">levar massa ou concreto ou tijolos pra eles fazerem paredes da casa ou um muro, e sempre ajuda eles quando precisa.</text:span></text:p>
        </text:list-item>
      </text:list>
      <text:p text:style-name="P12" loext:marker-style-name="T24"/>
      <text:p text:style-name="Standard" loext:marker-style-name="T7"><text:span text:style-name="T7">FORMAÇÃO ACADÊMICA</text:span><text:span text:style-name="T7"/></text:p>
      <text:p text:style-name="Standard" loext:marker-style-name="T15"><text:span text:style-name="T15">Colégio Estadual João Paulo || - 1 série do ensino médio (previsão de conclusão 2027)</text:span></text:p>
      <text:list text:style-name="WWNum11">
        <text:list-item>
          <text:p text:style-name="P3" loext:marker-style-name="T15"><text:span text:style-name="T15">Estudante de matérias importantes.</text:span></text:p>
        </text:list-item>
        <text:list-item>
          <text:p text:style-name="P3" loext:marker-style-name="T15"><text:span text:style-name="T15">Medalhista de prata no jogos escolares 2024.</text:span></text:p>
        </text:list-item>
        <text:list-item>
          <text:p text:style-name="P3" loext:marker-style-name="T15"><text:span text:style-name="T15">Jogador do time de futsal – sub 15.</text:span></text:p>
        </text:list-item>
      </text:list>
      <text:p text:style-name="P8" loext:marker-style-name="T9"/>
      <text:p text:style-name="Standard" loext:marker-style-name="T7"><text:span text:style-name="T7">IDIOMAS</text:span><text:span text:style-name="T7"/></text:p>
      <text:p text:style-name="Standard" loext:marker-style-name="T9"><text:span text:style-name="T9">Inglês: inglês iniciante (A1)</text:span></text:p>
      <text:p text:style-name="Standard" loext:marker-style-name="T9"><text:span text:style-name="T9">Português: nativo</text:span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pt" fo:country="BR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5-02-19T12:39:00</meta:creation-date>
    <dc:date>2025-10-22T09:23:06.479461859</dc:date>
    <meta:generator>LibreOffice/24.2.7.2$Linux_X86_64 LibreOffice_project/420$Build-2</meta:generator>
    <meta:editing-duration>PT5M28S</meta:editing-duration>
    <meta:document-statistic meta:table-count="0" meta:image-count="0" meta:object-count="0" meta:page-count="2" meta:paragraph-count="33" meta:word-count="251" meta:character-count="1698" meta:non-whitespace-character-count="1471"/>
    <meta:user-defined meta:name="AppVersion">16.0000</meta:user-defined>
    <meta:user-defined meta:name="ContentTypeId">0x010100F7A7AE0180871B44A8C4B65C1A76DB7D</meta:user-defined>
    <meta:user-defined meta:name="MediaServiceImageTags"/>
    <meta:template xlink:type="simple" xlink:actuate="onRequest" xlink:title="Normal.dotm" xlink:href=""/>
  </office:meta>
</office:document-meta>
</file>